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F0000021F5E905C67816063F3.png" manifest:media-type="image/png"/>
  <manifest:file-entry manifest:full-path="Pictures/10000000000005560000030008ADC474D0862B5C.png" manifest:media-type="image/png"/>
  <manifest:file-entry manifest:full-path="Pictures/100000000000034300000232B1013FA1C61E64D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78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56cm, 8.627cm, 5.168cm, 5.226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ódigos Caminhamento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-ordem" draw:style-name="dp1" draw:master-page-name="Title_20_and_20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ré-ordem</text:span></text:p>
          </draw:text-box>
        </draw:frame>
        <draw:frame draw:name="Shape 61" draw:style-name="gr2" draw:text-style-name="P7" draw:layer="layout" svg:width="19.893cm" svg:height="12.693cm" svg:x="4.64cm" svg:y="0.797cm">
          <draw:image xlink:href="Pictures/100000000000034300000232B1013FA1C61E64DD.png" xlink:type="simple" xlink:show="embed" xlink:actuate="onLoad">
            <text:p/>
          </draw:image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ós-ordem" draw:style-name="dp1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ós-ordem</text:span></text:p>
          </draw:text-box>
        </draw:frame>
        <draw:frame draw:name="Shape 67" draw:style-name="gr3" draw:text-style-name="P7" draw:layer="layout" svg:width="19.994cm" svg:height="13.008cm" svg:x="4.539cm" svg:y="0.639cm">
          <draw:image xlink:href="Pictures/10000000000005560000030008ADC474D0862B5C.pn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m ordem" draw:style-name="dp1" draw:master-page-name="Title_20_and_20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Em ordem</text:span></text:p>
          </draw:text-box>
        </draw:frame>
        <draw:frame draw:name="Shape 73" draw:style-name="gr4" draw:text-style-name="P7" draw:layer="layout" svg:width="19.303cm" svg:height="12.868cm" svg:x="5.23cm" svg:y="0.709cm">
          <draw:image xlink:href="Pictures/100000000000032F0000021F5E905C67816063F3.png" xlink:type="simple" xlink:show="embed" xlink:actuate="onLoad">
            <text:p/>
          </draw:image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4"/>
    <meta:generator>LibreOfficeDev/5.1.0.3$Linux_X86_64 LibreOffice_project/</meta:generator>
  </office:meta>
</office:document-meta>
</file>